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IDFont+F2" svg:font-family="CIDFont+F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break-before="page"/>
      <style:text-properties fo:font-weight="bold" style:font-weight-asian="bold" style:font-weight-complex="bold" fo:font-size="14pt" style:font-size-asian="14pt" style:font-size-complex="14pt"/>
    </style:style>
    <style:style style:name="P47" style:parent-style-name="Standard" style:family="paragraph">
      <style:paragraph-properties fo:text-indent="0.4923in"/>
      <style:text-properties fo:font-weight="bold" style:font-weight-asian="bold"/>
    </style:style>
    <style:style style:name="P48" style:parent-style-name="Standard" style:family="paragraph">
      <style:paragraph-properties fo:margin-left="0.5in">
        <style:tab-stops/>
      </style:paragraph-properties>
    </style:style>
    <style:style style:name="P49" style:parent-style-name="Standard" style:family="paragraph">
      <style:paragraph-properties fo:margin-left="0.5in">
        <style:tab-stops/>
      </style:paragraph-properties>
    </style:style>
    <style:style style:name="P50" style:parent-style-name="Standard" style:family="paragraph">
      <style:paragraph-properties fo:margin-left="0.5in">
        <style:tab-stops/>
      </style:paragraph-properties>
    </style:style>
    <style:style style:name="P51" style:parent-style-name="Standard" style:family="paragraph">
      <style:paragraph-properties fo:margin-left="0.5in">
        <style:tab-stops/>
      </style:paragraph-properties>
    </style:style>
    <style:style style:name="P52" style:parent-style-name="Standard" style:family="paragraph">
      <style:paragraph-properties fo:margin-left="0.5in">
        <style:tab-stops/>
      </style:paragraph-properties>
    </style:style>
    <style:style style:name="P53" style:parent-style-name="Standard" style:family="paragraph">
      <style:paragraph-properties fo:margin-left="0.5in">
        <style:tab-stops/>
      </style:paragraph-properties>
    </style:style>
    <style:style style:name="P54" style:parent-style-name="Standard" style:family="paragraph">
      <style:paragraph-properties fo:margin-left="0.5in">
        <style:tab-stops/>
      </style:paragraph-properties>
    </style:style>
    <style:style style:name="P55" style:parent-style-name="Standard" style:family="paragraph">
      <style:paragraph-properties fo:margin-left="0.5in">
        <style:tab-stops/>
      </style:paragraph-properties>
    </style:style>
    <style:style style:name="P56" style:parent-style-name="Standard" style:family="paragraph">
      <style:paragraph-properties fo:margin-left="0.5in">
        <style:tab-stops/>
      </style:paragraph-properties>
    </style:style>
    <style:style style:name="P57" style:parent-style-name="Standard" style:family="paragraph">
      <style:paragraph-properties fo:margin-left="0.5in">
        <style:tab-stops/>
      </style:paragraph-properties>
    </style:style>
    <style:style style:name="P58" style:parent-style-name="Standard" style:family="paragraph">
      <style:paragraph-properties fo:margin-left="0.5in">
        <style:tab-stops/>
      </style:paragraph-properties>
    </style:style>
    <style:style style:name="P59" style:parent-style-name="Standard" style:family="paragraph">
      <style:paragraph-properties fo:margin-left="0.5in">
        <style:tab-stops/>
      </style:paragraph-properties>
    </style:style>
    <style:style style:name="P60" style:parent-style-name="Standard" style:family="paragraph">
      <style:paragraph-properties fo:margin-left="0.5in">
        <style:tab-stops/>
      </style:paragraph-properties>
    </style:style>
    <style:style style:name="P61" style:parent-style-name="Standard" style:family="paragraph">
      <style:paragraph-properties fo:margin-left="0.5in">
        <style:tab-stops/>
      </style:paragraph-properties>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paragraph-properties fo:text-indent="0.4923in"/>
    </style:style>
    <style:style style:name="P65" style:parent-style-name="Standard" style:family="paragraph">
      <style:paragraph-properties fo:text-indent="0.4923in"/>
    </style:style>
    <style:style style:name="P66" style:parent-style-name="Standard" style:family="paragraph">
      <style:text-properties fo:font-weight="bold" style:font-weight-asian="bold" style:font-weight-complex="bold" fo:font-size="14pt" style:font-size-asian="14pt" style:font-size-complex="14pt"/>
    </style:style>
    <style:style style:name="P67" style:parent-style-name="Standard" style:family="paragraph">
      <style:text-properties fo:font-weight="bold" style:font-weight-asian="bold" style:font-weight-complex="bold" fo:font-size="14pt" style:font-size-asian="14pt" style:font-size-complex="14pt"/>
    </style:style>
    <style:style style:name="P68"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69"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0"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1"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2"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3"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4"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5"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6"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7"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8"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79"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0"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1"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2"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3"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4"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5"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6"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7"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8"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89"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0"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1"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2"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3"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4"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5"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6"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7"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P98" style:parent-style-name="Normal" style:family="paragraph">
      <style:paragraph-properties fo:widows="2" fo:orphans="2" style:text-autospace="none" style:vertical-align="auto"/>
      <style:text-properties style:font-name="CIDFont+F2" style:font-name-complex="CIDFont+F2" style:letter-kerning="false" fo:font-size="11pt" style:font-size-asian="11pt" style:font-size-complex="11pt" style:language-complex="ar" style:country-complex="SA" fo:hyphenate="true"/>
    </style:style>
    <style:style style:name="T99" style:parent-style-name="VarsayılanParagrafYazıTipi" style:family="text">
      <style:text-properties style:font-name="CIDFont+F2" style:font-name-complex="CIDFont+F2" style:letter-kerning="false" fo:font-size="11pt" style:font-size-asian="11pt" style:font-size-complex="11pt" style:language-complex="ar" style:country-complex="SA"/>
    </style:style>
    <style:style style:name="P100" style:parent-style-name="Standard" style:family="paragraph">
      <style:text-properties fo:font-weight="bold" style:font-weight-asian="bold" style:font-weight-complex="bold" fo:font-size="14pt" style:font-size-asian="14pt" style:font-size-complex="14pt"/>
    </style:style>
    <style:style style:name="P101" style:parent-style-name="Standard" style:family="paragraph">
      <style:text-properties fo:font-weight="bold" style:font-weight-asian="bold" style:font-weight-complex="bold" fo:font-size="14pt" style:font-size-asian="14pt" style:font-size-complex="14pt"/>
    </style:style>
    <style:style style:name="P102" style:parent-style-name="Standard" style:family="paragraph">
      <style:text-properties fo:font-weight="bold" style:font-weight-asian="bold" style:font-weight-complex="bold" fo:font-size="14pt" style:font-size-asian="14pt" style:font-size-complex="14pt"/>
    </style:style>
    <style:style style:name="P103" style:parent-style-name="Standard" style:family="paragraph">
      <style:text-properties fo:font-weight="bold" style:font-weight-asian="bold" style:font-weight-complex="bold"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name="P105"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
      <text:p text:style-name="P2"/>
      <text:p text:style-name="P3"/>
      <text:p text:style-name="P4"/>
      <text:p text:style-name="P5"/>
      <text:p text:style-name="P6"/>
      <text:p text:style-name="P7">Gebze Technical University</text:p>
      <text:p text:style-name="P8">Computer Engineering</text:p>
      <text:p text:style-name="P9"/>
      <text:p text:style-name="P10">CSE 222</text:p>
      <text:p text:style-name="P11">2017 Spring</text:p>
      <text:p text:style-name="P12"/>
      <text:p text:style-name="P13"/>
      <text:p text:style-name="P14">HOMEWORK 01 REPORT</text:p>
      <text:p text:style-name="P15"/>
      <text:p text:style-name="P16"/>
      <text:p text:style-name="P17"/>
      <text:p text:style-name="P18"/>
      <text:p text:style-name="P19"/>
      <text:p text:style-name="P20"/>
      <text:p text:style-name="P21"/>
      <text:p text:style-name="P22">MEHMET ÖNDER</text:p>
      <text:p text:style-name="P23">131044076</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Course Assistant:</text:p>
      <text:soft-page-break/>
      <text:p text:style-name="P46">1. System<text:s/>Requirements</text:p>
      <text:p text:style-name="P47">Sisteme giriş bilgileri : Kullanıcı adı: admin , Şifre:123</text:p>
      <text:p text:style-name="P48"/>
      <text:p text:style-name="P49">Kullanıcılar için; İnterface kullanıldı ve bu interfacedeki metodları implement eden AbstractClass kullanıldı. Abstract class içinde fieldlar oluşturuldu Kullanıcı Adı,Kullanıcı<text:s/>şifresi ve bunların yanında 2 protected static ArrayList kullanıldı.Ve bu Arraylistlere bilgiler eklemek için public static metod ve bazı yardımcı fonksiyonlar eklendi. User ve Administration adinda iki class ise bu Abstract class dan miras alındı. Ve abstract classa ortak yetkilerin metodları yazıldı . Metodların bazıları overload edildi bazıları ise kullanıcılar tarafından override edildi.. Ayrıca her bir Kullanıcı için printMenu ile Mainden sadece bu menünün çağırışlıp işlemleri kolay şekilde yapabilmesi<text:s/>için böyle bir tasarım oluşturuldu. Neredeyse çoğu fonksiyonda olası bir hata durumu için Exception fırlatıldı. Bunların bir kısmı fonksiyonlar içinde bir kısmı ise main içerisinde yakalandı.Abstract classın object sınıfından gelen toString metodu ,equals<text:s/>ve hashcode metodları override edildi.</text:p>
      <text:p text:style-name="P50"/>
      <text:p text:style-name="P51">Kitaplar için; Book isimli bir class oluşturuldu. Kitap ismi , Yazarı, kitap id ve yayın evi <text:s/>ve kiralayan kişi için IPerson adındaki interface referan fieldları eklendi. Fieldların set edilmesi için bir adet constructor yazıldı. <text:s/>Kitapın object sınıfından gelen toString metodu ,equals ve hashcode metodları override edildi.</text:p>
      <text:p text:style-name="P52"/>
      <text:p text:style-name="P53">Kitap Kiralama için ; Kiralama menusunde sadece kütüphanenin içerisindeki kitapların bilgileri print edildi.Başka bir id girilmesi durumunda hata mesajı ekrana bastırıldı. Kiralama işlemi kitap <text:s/>idsinin ekrana girilmesi ile gerçekleştirildi. Person sınıfında bir adet lendBook isimli bir public metod yazıldı.Bu metod ile LendBooks.csv dosyasına kiralanan kişinin idsi ve kitabın id bilgileri yazıldı</text:p>
      <text:p text:style-name="P54"/>
      <text:p text:style-name="P55">Kiralanan kitabın geri alınması için; Geri alım menusunde eğer giriş yapan kişi bir user ise sadece kendisinin aldığı kitapların listesi getirildi. Eğer giriş yapan kişi Staff ise tüm alınan kitapların listesi ve alan kişinin kullanıcı adı listelenmesi sağlandı.Ve geri alım için kitap id girildiğinde Person classındaki GiveBackBook fonksiyonu çağrıldı. Bu fonksiyon lendBook.csv dosyasındaki o kitap ve user id satırının silinmesini sağladı.Ve arraylistteli bilgileri güncelledi.</text:p>
      <text:p text:style-name="P56"/>
      <text:p text:style-name="P57">Kullanıcı Ekleme için; Sadece Administrator classına addUser isimli fonksiyon yazıldı ve bu fonksiyon Administratorün printMenu’sü içerisinde çağrıldı. Kullanıcı ekleme işlemi sirasında aynı isimli kullanıcı var mı diye kontrol sağlandı. Yoksa eğer kullanıcının tipinin belirlenmesi<text:s/>için Staff mi User mı gibi bir seçim yapılması istendi.En son kullanıcı addUser metodu tarafından User.csv dosyasına işlenirken Staff veya user olaması karşılığında son satırına sırasıyla 2 veya 1 sayıları konuldu. Dosya işlemleri sırasında hata için exception fırlatıldı.</text:p>
      <text:p text:style-name="P58"/>
      <text:p text:style-name="P59">Kitap Ekleme için; Sadece Administrator classına addBook isimli fonksiyon yazıldı.Kullanıcıdan kitap bilgileri alınıp toplam kitap sayısının 1 fazlası idsi olacak şekilde Books.csv dosyasına kitap eklendi.Dosya işlemleri sırasında hata için exception fırlatıldı.</text:p>
      <text:p text:style-name="P60"/>
      <text:p text:style-name="P61">Kitap Silme için;Sadece Administrator classında removeBook isimli fonksiyon yazıldı.Kullanucıya kütüphanedeki ve kullanıcılardaki kitaplar ayrı ayrı listelenmesi sağlandı.Kullanıcıdaki kitabı silme durumunda uyarı verip kitabı hem<text:s/>LendBoooks hemde Books dosyalarından silindi.Kütüphanedeki için sadece Book dosyasından silindi.Kitap silme işleminden sonra id çakışması olmaması için tüm kitapların idsi hem books hemde Lendbooks dosyasından yeni bir id ile değiştirildi .Bu sayede ileride aynı idyi alacak bir<text:s/><text:soft-page-break/>durum söz konusu olmadı.</text:p>
      <text:p text:style-name="Standard"/>
      <text:p text:style-name="P62">2. Use Case Diagrams</text:p>
      <text:p text:style-name="Standard"/>
      <text:p text:style-name="Standard">Yok.</text:p>
      <text:p text:style-name="Standard"/>
      <text:p text:style-name="P63">3. Class Diagrams</text:p>
      <text:p text:style-name="P64"/>
      <text:p text:style-name="Standard"><text:a xlink:href="../classdiagram.pdf" office:target-frame-name="_top" xlink:show="replace"><text:span text:style-name="Köprü">Diagram için tıklayınız</text:span></text:a>.</text:p>
      <text:p text:style-name="Standard"/>
      <text:p text:style-name="Standard">Not:Eğer dosya açılmazsa aynı klasör içinde pdf dosyası olarak bulunmaktadır.</text:p>
      <text:p text:style-name="P65"/>
      <text:p text:style-name="P66">4. Other Diagrams</text:p>
      <text:p text:style-name="Standard"/>
      <text:p text:style-name="Standard">İstenmedi.</text:p>
      <text:p text:style-name="Standard"/>
      <text:p text:style-name="P67">5. Problem Solutions Approach</text:p>
      <text:p text:style-name="Standard"/>
      <text:p text:style-name="P68">İlk olarak Kullanıcılar için polymorphic bir çözüm oluşturdum. Çünkü ödevde normal kullanıcının</text:p>
      <text:p text:style-name="P69">yetkilerinin kısıtlı olup sadece kitap ödünç alma ve aldığı kitabı geri iade etme koşulları buluyordu.</text:p>
      <text:p text:style-name="P70">Staff<text:s/>kullanıcısının ise kitap ekleme,kitap silme,kullanıcı ekleme ve normal kullanıcının yaptığını</text:p>
      <text:p text:style-name="P71">yapma gibi yetkileri vardı. Bu sorun için bir tane IPerson adında bir interface yazıp burada kullanıcının</text:p>
      <text:p text:style-name="P72">olmazsa olmaz kullanıcı adının,şifresinin getirilmesi ve<text:s/>kullanıcının kendi menusunun ekrana</text:p>
      <text:p text:style-name="P73">yazdırılması ile ilgili public methodları oluşturdum.Buradaki kullanıcının kendi menusu yazdırılması</text:p>
      <text:p text:style-name="P74">sırasında staffın yapabileceği işlemler ile userın yapabileceği işlemler birbirinden farklı olduğu için bu</text:p>
      <text:p text:style-name="P75">interface referansı ile çağrılan menu polimorphic davranıp giriş yapan kullanıcının menusunu ekrana</text:p>
      <text:p text:style-name="P76">yazacaktı.Bu interfaceyi implement eden bir abstaract class oluşturup o classın içine ise ortak fieldleri</text:p>
      <text:p text:style-name="P77">protected olarak oluşturdum. Ve interfaceden gelen getter metodlarını burada implement</text:p>
      <text:p text:style-name="P78">ettim.Bunu yapmamın sebebi ise staff ve user clasınında tekrar tekrar getterleri ve fieldları</text:p>
      <text:p text:style-name="P79">oluşturmamaktı.Person sınıfının içinde lendBook,GiveBackBook isimli public metodları parametre</text:p>
      <text:p text:style-name="P80">olarak kitap almak koşuluyla implement edip ,bu classdan tureyecek userların bu metodları kullanma</text:p>
      <text:p text:style-name="P81">imkanı sağladım.Dosyadaki User ve Book bilgilerini tutmak için 2 adet static Arraylist kullandım.Tüm bilgileri aktarmak içinse updateBooks ve updateUsers adli static fonksiyonlar oluşturdum. Bunların yanında bazı yardımcı metodlarda ekleyerek File’daki bilgileri okuma ve bunları hafızaya almasını sağladım. PrintbookatUser</text:p>
      <text:p text:style-name="P82">isimli fonksiyon tanımlayıp giriş yapan kullanıcının aldığı tüm kitapların ekrana yazılmasını</text:p>
      <text:p text:style-name="P83">saladım. PrintbookatLib isimli fonksiyonda ise kütüphanedeki tüm kitapları ekrana yazılmasını</text:p>
      <text:p text:style-name="P84">saladım. Daha sonra Administrator ve User adında birer class oluşturup Person isimli abstract</text:p>
      <text:p text:style-name="P85">classdan inherid ettim. Administrator classında printbookAtUser metodunu override ederek sadece</text:p>
      <text:p text:style-name="P86">tanımlanan kullanıcı değil sisteme kayıtlı tüm kullanıcıların aldığı kitapları görebilmesini sağlayıp bu</text:p>
      <text:p text:style-name="P87">sayede staffın herhangi bir kullanıcıdan kitabı geri almasını imkanı oluştu. User classında printmenu</text:p>
      <text:p text:style-name="P88">metodunu imlement edip kullanıcıyı hazır duruma getirdim.<text:s/>Administrator classı içinse</text:p>
      <text:p text:style-name="P89">addbook,removebook,adduser isimli metodları tanımlayıp implement edip ve aynı şekilde printMenu</text:p>
      <text:p text:style-name="P90">metodunu implement edilip staffın sistemi kullanacak hale gelebilmesi sağladım.</text:p>
      <text:p text:style-name="P91"/>
      <text:p text:style-name="P92">Kitap için Book isimli bir class oluşturdum. Burada kitabın idsi,kitabın adi, yazarı,yayınevi ve kitabı</text:p>
      <text:p text:style-name="P93">alan kullanıcı için protected fieldlar oluşturdum. Bunların set edilmesi (Alan kullanıcı bilgisi haric)</text:p>
      <text:p text:style-name="P94">yalnızca contructorda sağlandı.Ve getter metodlarını oluşturdum.Kitap birine verilmedi ise kiralık<text:s/>alan</text:p>
      <text:p text:style-name="P95">kullanıcı null olarak belirleyip,kullanıcının bu kitabı alması durumunda editUser() isimli metodla</text:p>
      <text:p text:style-name="P96">kullanıcının referansı buradan gelen parametre ile değiştirildi. Kitap ve kullanıcı id bilgilerini</text:p>
      <text:p text:style-name="P97">LendBooks.csv dosyasına yazmak için bir string döndüren LendBookinform metodunu oluşturdum.</text:p>
      <text:p text:style-name="P98">(Person classı kitabı kiralama işlemi yaparken dosya yazdırma işlemi sırasında bu fonksiyonu</text:p>
      <text:p text:style-name="Standard"><text:span text:style-name="T99">çağırarak yazdırılmasını sağlar).</text:span></text:p>
      <text:p text:style-name="Standard"/>
      <text:p text:style-name="P100"/>
      <text:p text:style-name="P101"/>
      <text:p text:style-name="P102"/>
      <text:p text:style-name="P103">6. Test Cases</text:p>
      <text:p text:style-name="Standard"/>
      <text:p text:style-name="Standard"><text:a xlink:href="../testCase.xls" office:target-frame-name="_top" xlink:show="replace"><text:span text:style-name="Köprü">Test Case için tıklayınız.</text:span></text:a></text:p>
      <text:p text:style-name="Standard"/>
      <text:p text:style-name="Standard">Not:Eğer<text:s/>dosya açılmazsa aynı klasör içinde excel dosyası olarak bulunmaktadır.</text:p>
      <text:p text:style-name="Standard"/>
      <text:p text:style-name="P104">7. Running and Results</text:p>
      <text:p text:style-name="Standard"/>
      <text:p text:style-name="Standard"><text:a xlink:href="../Testimages" office:target-frame-name="_top" xlink:show="replace"><text:span text:style-name="Köprü">Test resimleri için Tık</text:span><text:bookmark-start text:name="_Hlt475907926"/><text:bookmark-start text:name="_Hlt475907927"/><text:span text:style-name="Köprü">l</text:span><text:bookmark-end text:name="_Hlt475907926"/><text:bookmark-end text:name="_Hlt475907927"/><text:span text:style-name="Köprü">ayınız.</text:span></text:a></text:p>
      <text:p text:style-name="Standard"/>
      <text:p text:style-name="Standard">Not:Eğer dosya açılmazsa aynı klasör içinde Testimages isimli klasörden ulaşabilirsiniz.</text:p>
      <text:p text:style-name="Standard"/>
      <text:p text:style-name="Standard"/>
      <text:p text:style-name="Standard"/>
      <text:p text:style-name="P105">8)Part2</text:p>
      <text:p text:style-name="Standard"/>
      <text:p text:style-name="Standard">C dosyasına açıklamalı şekilde örnek vererek oluşturulmuştur. Ana klasör altında Part2 isimli klasörde bulunmaktadır.<text:s/><text:a xlink:href="../../Part2/main.c" office:target-frame-name="_top" xlink:show="replace"><text:span text:style-name="Köprü">Eri</text:span><text:span text:style-name="Köprü">şim için tıklayınız.</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IDFont+F2" svg:font-family="CIDFont+F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sman Süzer</dc:creator>
    <meta:creation-date>2017-02-15T13:08:00Z</meta:creation-date>
    <dc:date>2017-02-26T18:35:00Z</dc:date>
    <meta:template xlink:href="Normal" xlink:type="simple"/>
    <meta:editing-cycles>67</meta:editing-cycles>
    <meta:editing-duration>PT3300S</meta:editing-duration>
    <meta:document-statistic meta:page-count="4" meta:paragraph-count="15" meta:word-count="1158" meta:character-count="7744" meta:row-count="55" meta:non-whitespace-character-count="6601"/>
  </office:meta>
</office:document-meta>
</file>